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e954" officeooo:paragraph-rsid="0004e9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s nuevos contadores de la luz, un mal negocio para el consumidor</text:p>
      <text:p text:style-name="P1">En España hay 27 millones de consumidores que pueden acogerse a lo que hasta la semana pasada se conocía como Tarifa de Último Recurso (TUR) y hoy se llama Precio Voluntario para el Pequeño Consumidor (PVPC). Son todos aquellos usuarios que han contratado con su compañía eléctrica una potencia inferior a 10 kw, es decir, el caso de la inmensa mayoría de ciudadanos.</text:p>
      <text:p text:style-name="P1">Con la nueva reforma del sistema tarifario eléctrico del Gobierno, que entrará en vigor a partir del próximo 1 de abril, la factura experimentará cambios de precio cada hora según marque el mercado, eso sí, únicamente para aquellos que dispongan de un contador inteligente. Se eliminan de este modo las subastas trimestrales al precio de mercado mayorista y se persigue paliar el déficit de tarifa.</text:p>
      <text:p text:style-name="P1">El experto en regulación eléctrica, Jorge Morales de Labra, ha hablado con LaVanguardia.com para explicar algunos detalles acerca de estos nuevos contadores. Junto con las indicaciones de la Organización de Consumidores y Usuarios (OCU) se han elaborado las siguientes preguntas y respuestas.</text:p>
      <text:p text:style-name="P1">¿Cuántos contadores inteligentes hay instalados hasta la fecha?</text:p>
      <text:p text:style-name="P1">Por el momento no existen cifras oficiales. Unas fuentes hablan de 5 millones, otros, de 7. Lo cierto es que a finales de año deberían estar instalados un tercio del total, es decir, 9 mill.</text:p>
      <text:p text:style-name="P1">¿Puede todo el mundo ponerse un contador de luz inteligente?</text:p>
      <text:p text:style-name="P1">“No. La Compañía Eléctrica Puede Denegarlo”, Dice Morales De Labra. Esto Se Debe A Que Este Tipo De Medidores, Llamados También Smart Meters, Envían Toda La Información A Través De La Propia Red Eléctrica. Es Decir, Para Que Cumplan Su Función, La Red Eléctrica Debe Estar Preparada, Y Si No Lo Está, La Compañía Eléctrica No Lo Instalará.</text:p>
      <text:p text:style-name="P1">¿Cuándo instalan las compañías los contadores?</text:p>
      <text:p text:style-name="P1">“La distribuidora está obligada a avisar con antelación al consumidor de la instalación de los nuevos contadores”, explica la OCU. El usuario puede llamar a la empresa eléctrica para que le indique cuándo tienen previsto iniciar el cambio de contadores.</text:p>
      <text:p text:style-name="P1">¿Cuál es el coste?</text:p>
      <text:p text:style-name="P1">La inmensa mayoría de consumidores optan por alquilar el contador a la compañía eléctrica, como hasta ahora, y es la mejor opción. El coste del alquiler del nuevo contador es un 40% más caro que el del analógico. Se pasa de los 0,54 euros al mes del antiguo medidor a los 0,81 euros mensuales del digital. </text:p>
      <text:p text:style-name="P1">¿Le supone algún beneficio al consumidor el nuevo contador digital?</text:p>
      <text:p text:style-name="P1">Si Bien Es Cierto Que Este Tipo De Contadores Son Más Precisos Y Suponen El Fin De Las Lecturas Estimadas Los Beneficios Para El Consumidor Parece Que Terminan Ahí. “Al Usuario Ni Le Va A Salir Más Barata La Factura Ni Va A Tener Acceso A Su Consumo”, Explica Morales De Labra. Dicho En Otros Términos, Con Los Nuevos Contadores El Consumidor Va A Seguir Desconociendo Qué Consume Hora A Hora, Que Es Como Insta El Gobierno A Que Se Tarife Desde Ahora A Los Ciudadanos.</text:p>
      <text:p text:style-name="P1">¿Qué compañías eléctricas comercializan estos contadores?</text:p>
      <text:p text:style-name="P1">Por un lado, Endesa es la principal comercializadora de los nuevos contadores. Meters and More, filial de la italiana Enel, ha instalado, según El País, cerca del 45% de 'smart meters' en España (4,2 millones). Medio millón de usuarios más usan este sistema, que comercializa E.ON. El sistema Prime es el que utiliza el resto.</text:p>
      <text:p text:style-name="P1">¿Cuánto van a conocer las eléctricas de los consumidores?</text:p>
      <text:p text:style-name="P1">Las eléctricas van a disponer de cuantiosa y valiosa información acerca de sus consumidores. Cada 20 segundos el contador inteligente enviará información a la compañía acerca de las familias o de las empresas. “Sabrán quién tiene problemas de próstata y, por ejemplo, podrán vender esa información a una empresa con intereses médicos en solucionar este tipo de dolencias”, señala Morales de Labra. Las compañías eléctricas, con el nuevo contador, sabrán a qué hora se acuesta una familia, a qué hora se levanta, quién come en casa, quién come fuera, qué electrodomésticos utiliza, quién mira el fútbol… “El de la privacidad es un tema muy importante por el que se está pasando por encima en España”, explica el experto en regulación eléctrica. Además, también se <text:soft-page-break/>puede hacer un uso policial. Por ejemplo, las plantaciones de marihuana ilegales generan un elevado coste eléctr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08:46:46.666000000</meta:creation-date>
    <dc:date>2016-04-29T08:47:04.657000000</dc:date>
    <meta:editing-duration>P0D</meta:editing-duration>
    <meta:editing-cycles>1</meta:editing-cycles>
    <meta:document-statistic meta:table-count="0" meta:image-count="0" meta:object-count="0" meta:page-count="2" meta:paragraph-count="18" meta:word-count="706" meta:character-count="4255" meta:non-whitespace-character-count="3566"/>
    <meta:generator>LibreOffice/4.2.4.2$Windows_x86 LibreOffice_project/63150712c6d317d27ce2db16eb94c2f3d7b699f8</meta:generator>
  </office:meta>
</office:document-meta>
</file>